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officeooo:paragraph-rsid="0098314d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nage-waza-techniky-hodů"/>Nage-waza – techniky hodů<text:bookmark-end text:name="nage-waza-techniky-hodů"/></text:h>
      <text:h text:style-name="Heading_20_2" text:outline-level="2"><text:bookmark-start text:name="te-waza-techniky-rukou"/>Te-waza – techniky rukou<text:bookmark-end text:name="te-waza-techniky-rukou"/></text:h>
      <text:list xml:id="list768855901" text:style-name="L1">
        <text:list-item>
          <text:p text:style-name="P1"><text:span text:style-name="T1">Ippon-seoi-nage</text:span> [<text:span text:style-name="T2">hod přes jedno rameno</text:span>] – Ramenní hod (jednoruč)</text:p>
        </text:list-item>
        <text:list-item>
          <text:p text:style-name="P1"><text:span text:style-name="T1">Seoi-otoshi</text:span> [<text:span text:style-name="T2">shoz přes rameno</text:span>] – Ramenní shoz</text:p>
        </text:list-item>
        <text:list-item>
          <text:p text:style-name="P1"><text:span text:style-name="T1">Tai-otoshi</text:span> [<text:span text:style-name="T2">shoz tělem</text:span>] – Páka tělem</text:p>
        </text:list-item>
        <text:list-item>
          <text:p text:style-name="P1"><text:span text:style-name="T1">Kata-guruma</text:span> [<text:span text:style-name="T2">ramenní kolo</text:span>] – Kolo přes rameno</text:p>
        </text:list-item>
        <text:list-item>
          <text:p text:style-name="P1"><text:span text:style-name="T1">Sumi-otoshi</text:span> [<text:span text:style-name="T2">shoz do rohu</text:span>] – Rohový shoz</text:p>
        </text:list-item>
        <text:list-item>
          <text:p text:style-name="P1"><text:span text:style-name="T1">Obi-otoshi</text:span> [<text:span text:style-name="T2">shoz za opasek</text:span>] – Hod za opasek</text:p>
        </text:list-item>
        <text:list-item>
          <text:p text:style-name="P1"><text:span text:style-name="T1">Te-guruma</text:span> [<text:span text:style-name="T2">ruční kolo</text:span>] – Zvednutí a přehoz</text:p>
        </text:list-item>
        <text:list-item>
          <text:p text:style-name="P1"><text:span text:style-name="T1">Sukui-nage</text:span> [<text:span text:style-name="T2">nabírací hod</text:span>] – Nabírání do náruče</text:p>
        </text:list-item>
        <text:list-item>
          <text:p text:style-name="P1"><text:span text:style-name="T1">Kata-otoshi</text:span> [<text:span text:style-name="T2">shoz ramenem</text:span>] – Shoz ramenem</text:p>
        </text:list-item>
        <text:list-item>
          <text:p text:style-name="P1"><text:span text:style-name="T1">Morote-seoi-nage</text:span> [<text:span text:style-name="T2">hod přes obě ruce</text:span>] – Ramenní hod (obouruč)</text:p>
        </text:list-item>
        <text:list-item>
          <text:p text:style-name="P1"><text:span text:style-name="T1">Sode-tsurikomi-goshi</text:span> [<text:span text:style-name="T2">kyčel přes rukáv</text:span>] – Kyčelní hod za rukáv</text:p>
        </text:list-item>
        <text:list-item>
          <text:p text:style-name="P1"><text:span text:style-name="T1">Obi-tori-gaeshi</text:span> [<text:span text:style-name="T2">protiútok chycením opasku</text:span>] – Přehoz za opasek</text:p>
        </text:list-item>
        <text:list-item>
          <text:p text:style-name="P1"><text:span text:style-name="T1">Kibisu-gaeshi</text:span> [<text:span text:style-name="T2">podražení paty</text:span>] – Podražení paty</text:p>
        </text:list-item>
        <text:list-item>
          <text:p text:style-name="P1"><text:span text:style-name="T1">Kuchiki-daoshi</text:span> [<text:span text:style-name="T2">stržení mrtvého stromu</text:span>] – Stržení za nohu</text:p>
        </text:list-item>
        <text:list-item>
          <text:p text:style-name="P1"><text:span text:style-name="T1">Morote-gari</text:span> [<text:span text:style-name="T2">dvojitá sklizeň</text:span>] – Double-leg</text:p>
        </text:list-item>
        <text:list-item>
          <text:p text:style-name="P1"><text:span text:style-name="T1">Kuchiki-taoshi</text:span> [<text:span text:style-name="T2">stržení nohy</text:span>] – Stržení nohy (varianta)</text:p>
        </text:list-item>
      </text:list>
      <text:h text:style-name="Heading_20_2" text:outline-level="2"><text:bookmark-start text:name="koshi-waza-techniky-bokukyčlí"/>Koshi-waza – techniky boku/kyčlí<text:bookmark-end text:name="koshi-waza-techniky-bokukyčlí"/></text:h>
      <text:list xml:id="list2220257700" text:style-name="L2">
        <text:list-item>
          <text:p text:style-name="P2"><text:span text:style-name="T1">O-goshi</text:span> [<text:span text:style-name="T2">velký bok</text:span>] – Velký hod bokem</text:p>
        </text:list-item>
        <text:list-item>
          <text:p text:style-name="P2"><text:span text:style-name="T1">Uki-goshi</text:span> [<text:span text:style-name="T2">plovoucí bok</text:span>] – Plovoucí hod bokem</text:p>
        </text:list-item>
        <text:list-item>
          <text:p text:style-name="P2"><text:span text:style-name="T1">Koshi-guruma</text:span> [<text:span text:style-name="T2">bokové kolo</text:span>] – Hod přes bok a hlavu</text:p>
        </text:list-item>
        <text:list-item>
          <text:p text:style-name="P2"><text:span text:style-name="T1">Tsuri-komi-goshi</text:span> [<text:span text:style-name="T2">zvedací hod přes bok</text:span>] – Vytahovací bok</text:p>
        </text:list-item>
        <text:list-item>
          <text:p text:style-name="P2"><text:span text:style-name="T1">Harai-goshi</text:span> [<text:span text:style-name="T2">sečný bok</text:span>] – Sečný hod bokem</text:p>
        </text:list-item>
        <text:list-item>
          <text:p text:style-name="P2"><text:span text:style-name="T1">Hane-goshi</text:span> [<text:span text:style-name="T2">odrazový bok</text:span>] – Odrazový hod bokem</text:p>
        </text:list-item>
        <text:list-item>
          <text:p text:style-name="P2"><text:span text:style-name="T1">Ushiro-goshi</text:span> [<text:span text:style-name="T2">zadní bok</text:span>] – Hod přes záda</text:p>
        </text:list-item>
        <text:list-item>
          <text:p text:style-name="P2"><text:span text:style-name="T1">Tsurikomi-goshi</text:span> [<text:span text:style-name="T2">vytahovací bok</text:span>] – Vytažení přes bok</text:p>
        </text:list-item>
        <text:list-item>
          <text:p text:style-name="P2"><text:span text:style-name="T1">Sode-tsurikomi-goshi</text:span> [<text:span text:style-name="T2">kyčel za rukáv</text:span>] – Kyčel s úchopem rukávu</text:p>
        </text:list-item>
        <text:list-item>
          <text:p text:style-name="P2"><text:span text:style-name="T1">Tsuri-goshi</text:span> [<text:span text:style-name="T2">zvedací bok</text:span>] – Zvedací hod bokem</text:p>
        </text:list-item>
      </text:list>
      <text:h text:style-name="Heading_20_2" text:outline-level="2"><text:bookmark-start text:name="ashi-waza-techniky-nohou"/>Ashi-waza – techniky nohou<text:bookmark-end text:name="ashi-waza-techniky-nohou"/></text:h>
      <text:list xml:id="list2859198600" text:style-name="L3">
        <text:list-item>
          <text:p text:style-name="P3"><text:span text:style-name="T1">De-ashi-barai</text:span> [<text:span text:style-name="T2">podmet v kroku</text:span>] – Podmet z kroku</text:p>
        </text:list-item>
        <text:list-item>
          <text:p text:style-name="P3"><text:span text:style-name="T1">Okuri-ashi-barai</text:span> [<text:span text:style-name="T2">podmet obou nohou</text:span>] – Souběžný podmet</text:p>
        </text:list-item>
        <text:list-item>
          <text:p text:style-name="P3"><text:span text:style-name="T1">Sasae-tsurikomi-ashi</text:span> [<text:span text:style-name="T2">blokovaná noha s vytažením</text:span>] – Zablokování nohy</text:p>
        </text:list-item>
        <text:list-item>
          <text:p text:style-name="P3"><text:span text:style-name="T1">Hiza-guruma</text:span> [<text:span text:style-name="T2">kolo přes koleno</text:span>] – Kolenní kolo</text:p>
        </text:list-item>
        <text:list-item>
          <text:p text:style-name="P3"><text:span text:style-name="T1">O-soto-gari</text:span> [<text:span text:style-name="T2">velké seknutí zvenku</text:span>] – Velký vnější podraz</text:p>
        </text:list-item>
        <text:list-item>
          <text:p text:style-name="P3"><text:span text:style-name="T1">O-uchi-gari</text:span> [<text:span text:style-name="T2">velké seknutí zevnitř</text:span>] – Velký vnitřní podraz</text:p>
        </text:list-item>
        <text:list-item>
          <text:p text:style-name="P3"><text:span text:style-name="T1">Ko-soto-gari</text:span> [<text:span text:style-name="T2">malé seknutí zvenku</text:span>] – Malý vnější podraz</text:p>
        </text:list-item>
        <text:list-item>
          <text:p text:style-name="P3"><text:span text:style-name="T1">Ko-uchi-gari</text:span> [<text:span text:style-name="T2">malé seknutí zevnitř</text:span>] – Malý vnitřní podraz</text:p>
        </text:list-item>
        <text:list-item>
          <text:p text:style-name="P3"><text:span text:style-name="T1">Ko-soto-gake</text:span> [<text:span text:style-name="T2">malé háknutí zvenku</text:span>] – Malý vnější hák</text:p>
        </text:list-item>
        <text:list-item>
          <text:p text:style-name="P3"><text:span text:style-name="T1">Ko-uchi-gake</text:span> [<text:span text:style-name="T2">malé háknutí zevnitř</text:span>] – Malý vnitřní hák</text:p>
        </text:list-item>
        <text:list-item>
          <text:p text:style-name="P3"><text:span text:style-name="T1">O-soto-otoshi</text:span> [<text:span text:style-name="T2">vnější shoz</text:span>] – Vnější shoz</text:p>
        </text:list-item>
        <text:list-item>
          <text:p text:style-name="P3"><text:span text:style-name="T1">O-soto-guruma</text:span> [<text:span text:style-name="T2">vnější kolo</text:span>] – Vnější kolo</text:p>
        </text:list-item>
        <text:list-item>
          <text:p text:style-name="P3"><text:span text:style-name="T1">O-soto-gaeshi</text:span> [<text:span text:style-name="T2">protiútok na o-soto</text:span>] – Kontra na o-soto</text:p>
        </text:list-item>
        <text:list-item>
          <text:p text:style-name="P3"><text:span text:style-name="T1">O-uchi-gaeshi</text:span> [<text:span text:style-name="T2">protiútok na o-uchi</text:span>] – Kontra na o-uchi</text:p>
        </text:list-item>
        <text:list-item>
          <text:p text:style-name="P3"><text:span text:style-name="T1">Ashi-guruma</text:span> [<text:span text:style-name="T2">kolo přes nohu</text:span>] – Nožní kolo</text:p>
        </text:list-item>
        <text:list-item>
          <text:p text:style-name="P3"><text:span text:style-name="T1">Uchi-mata</text:span> [<text:span text:style-name="T2">vnitřní stehenní hod</text:span>] – Hod vnitřním stehnem</text:p>
        </text:list-item>
        <text:list-item>
          <text:p text:style-name="P3"><text:span text:style-name="T1">Harai-tsurikomi-ashi</text:span> [<text:span text:style-name="T2">sečný podmet s vytažením</text:span>] – Vytahovací podmet</text:p>
        </text:list-item>
        <text:list-item>
          <text:p text:style-name="P3"><text:span text:style-name="T1">Tsubame-gaeshi</text:span> [<text:span text:style-name="T2">vlaštovčí protiútok</text:span>] – Protiútok na podmet</text:p>
        </text:list-item>
        <text:list-item>
          <text:p text:style-name="P3"><text:span text:style-name="T1">Osoto-makikomi</text:span> [<text:span text:style-name="T2">vnější obtočení s pádem</text:span>] – Vnější obtočení</text:p>
        </text:list-item>
        <text:list-item>
          <text:p text:style-name="P3"><text:span text:style-name="T1">Uchi-mata-makikomi</text:span> [<text:span text:style-name="T2">obtočení vnitřním stehnem</text:span>] – Vnitřní obtočení</text:p>
        </text:list-item>
        <text:list-item>
          <text:p text:style-name="P3"><text:span text:style-name="T1">Soto-makikomi</text:span> [<text:span text:style-name="T2">vnější obtočení</text:span>] – Vnější makikomi</text:p>
        </text:list-item>
      </text:list>
      <text:h text:style-name="Heading_20_2" text:outline-level="2"><text:bookmark-start text:name="ma-sutemi-waza-obětní-techniky-dozadu"/>Ma-sutemi-waza – obětní techniky dozadu<text:bookmark-end text:name="ma-sutemi-waza-obětní-techniky-dozadu"/></text:h>
      <text:list xml:id="list2092388366" text:style-name="L4">
        <text:list-item>
          <text:p text:style-name="P4"><text:span text:style-name="T1">Tomoe-nage</text:span> [<text:span text:style-name="T2">kolečko</text:span>] – Obloukový hod</text:p>
        </text:list-item>
        <text:list-item>
          <text:p text:style-name="P4"><text:span text:style-name="T1">Sumi-gaeshi</text:span> [<text:span text:style-name="T2">přetočení do rohu</text:span>] – Rohový přehoz</text:p>
        </text:list-item>
        <text:list-item>
          <text:p text:style-name="P4"><text:span text:style-name="T1">Hikikomi-gaeshi</text:span> [<text:span text:style-name="T2">přitažení s přetočením</text:span>] – Přetah přes sebe</text:p>
        </text:list-item>
        <text:list-item>
          <text:p text:style-name="P4"><text:span text:style-name="T1">Tawara-gaeshi</text:span> [<text:span text:style-name="T2">přehoz pytlem</text:span>] – Převalení přes rameno</text:p>
        </text:list-item>
        <text:list-item>
          <text:p text:style-name="P4"><text:span text:style-name="T1">Yoko-tomoe-nage</text:span> [<text:span text:style-name="T2">boční kolečko</text:span>] – Boční oblouk</text:p>
        </text:list-item>
      </text:list>
      <text:h text:style-name="Heading_20_2" text:outline-level="2"><text:bookmark-start text:name="yoko-sutemi-waza-obětní-techniky-do-strany"/>Yoko-sutemi-waza – obětní techniky do strany<text:bookmark-end text:name="yoko-sutemi-waza-obětní-techniky-do-strany"/></text:h>
      <text:list xml:id="list1983416261" text:style-name="L5">
        <text:list-item>
          <text:p text:style-name="P5"><text:span text:style-name="T1">Yoko-otoshi</text:span> [<text:span text:style-name="T2">boční shoz</text:span>] – Boční shoz</text:p>
        </text:list-item>
        <text:list-item>
          <text:p text:style-name="P5"><text:span text:style-name="T1">Uki-waza</text:span> [<text:span text:style-name="T2">klouzavý hod</text:span>] – Plovoucí hod</text:p>
        </text:list-item>
        <text:list-item>
          <text:p text:style-name="P5"><text:span text:style-name="T1">Yoko-wakare</text:span> [<text:span text:style-name="T2">oddělení do strany</text:span>] – Boční oddělení</text:p>
        </text:list-item>
        <text:list-item>
          <text:p text:style-name="P5"><text:span text:style-name="T1">Yoko-guruma</text:span> [<text:span text:style-name="T2">boční kolo</text:span>] – Boční kolo</text:p>
        </text:list-item>
        <text:list-item>
          <text:p text:style-name="P5"><text:span text:style-name="T1">Tani-otoshi</text:span> [<text:span text:style-name="T2">shoz do údolí</text:span>] – Protiútok vzad</text:p>
        </text:list-item>
        <text:list-item>
          <text:p text:style-name="P5"><text:span text:style-name="T1">Uchi-makikomi</text:span> [<text:span text:style-name="T2">vnitřní obtočení</text:span>] – Vnitřní obtočení</text:p>
        </text:list-item>
        <text:list-item>
          <text:p text:style-name="P5"><text:span text:style-name="T1">Harai-makikomi</text:span> [<text:span text:style-name="T2">sečné obtočení</text:span>] – Obtočení se sekem</text:p>
        </text:list-item>
        <text:list-item>
          <text:p text:style-name="P5"><text:span text:style-name="T1">Hane-makikomi</text:span> [<text:span text:style-name="T2">odrazové obtočení</text:span>] – Obtočení s odrazem</text:p>
        </text:list-item>
        <text:list-item>
          <text:p text:style-name="P5"><text:span text:style-name="T1">Uchi-mata-makikomi</text:span> [<text:span text:style-name="T2">obtočení vnitřním stehnem</text:span>] – Obtočení vnitřním stehnem</text:p>
        </text:list-item>
        <text:list-item>
          <text:p text:style-name="P5"><text:span text:style-name="T1">Soto-makikomi</text:span> [<text:span text:style-name="T2">vnější obtočení</text:span>] – Obtočení zvenku</text:p>
        </text:list-item>
        <text:list-item>
          <text:p text:style-name="P5"><text:span text:style-name="T1">Yoko-gake</text:span> [<text:span text:style-name="T2">boční hák</text:span>] – Boční hák</text:p>
        </text:list-item>
        <text:list-item>
          <text:p text:style-name="P5"><text:span text:style-name="T1">Daki-wakare</text:span> [<text:span text:style-name="T2">rozdělení sevřením</text:span>] – Převalení do strany</text:p>
        </text:list-item>
        <text:list-item>
          <text:p text:style-name="P5"><text:span text:style-name="T1">Ura-nage</text:span> [<text:span text:style-name="T2">obrácený hod</text:span>] – Přehod vzad</text:p>
        </text:list-item>
        <text:list-item>
          <text:p text:style-name="P5"><text:span text:style-name="T1">Yoko-guruma (varianta)</text:span> [<text:span text:style-name="T2">boční kolo</text:span>] – Varianta bočního kola</text:p>
        </text:list-item>
        <text:list-item>
          <text:p text:style-name="P5"><text:span text:style-name="T1">Sumi-otoshi (varianta)</text:span> [<text:span text:style-name="T2">rohový shoz</text:span>] – Varianta rohového shození</text:p>
        </text:list-item>
        <text:list-item>
          <text:p text:style-name="P6"><text:span text:style-name="T1">Yoko-gaeshi</text:span> [<text:span text:style-name="T2">boční kontra</text:span>] – Boční přehoz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line-break/></text:p>
        </text:list-item>
      </text:list>
      <text:h text:style-name="Heading_20_1" text:outline-level="1"><text:bookmark-start text:name="katame-waza-techniky-znehybnění"/>Katame-waza – techniky znehybnění<text:bookmark-end text:name="katame-waza-techniky-znehybnění"/></text:h>
      <text:h text:style-name="Heading_20_2" text:outline-level="2"><text:bookmark-start text:name="osaekomi-waza-držení"/>Osaekomi-waza – držení<text:bookmark-end text:name="osaekomi-waza-držení"/></text:h>
      <text:list xml:id="list1524800770" text:style-name="L6">
        <text:list-item>
          <text:p text:style-name="P7"><text:span text:style-name="T1">Kesa-gatame</text:span> [<text:span text:style-name="T2">držení v šátku</text:span>] – Držení přes bok</text:p>
        </text:list-item>
        <text:list-item>
          <text:p text:style-name="P7"><text:span text:style-name="T1">Kuzure-kesa-gatame</text:span> [<text:span text:style-name="T2">uvolněný šátek</text:span>] – Varianta držení přes bok</text:p>
        </text:list-item>
        <text:list-item>
          <text:p text:style-name="P7"><text:span text:style-name="T1">Kata-gatame</text:span> [<text:span text:style-name="T2">držení ramenem</text:span>] – Držení ramenem</text:p>
        </text:list-item>
        <text:list-item>
          <text:p text:style-name="P7"><text:span text:style-name="T1">Yoko-shiho-gatame</text:span> [<text:span text:style-name="T2">boční čtyřbodové držení</text:span>] – Držení ze strany</text:p>
        </text:list-item>
        <text:list-item>
          <text:p text:style-name="P7"><text:span text:style-name="T1">Kami-shiho-gatame</text:span> [<text:span text:style-name="T2">horní čtyřbodové držení</text:span>] – Držení shora</text:p>
        </text:list-item>
        <text:list-item>
          <text:p text:style-name="P7"><text:span text:style-name="T1">Kuzure-kami-shiho-gatame</text:span> [<text:span text:style-name="T2">uvolněné horní čtyřbodové</text:span>] – Varianta držení shora</text:p>
        </text:list-item>
        <text:list-item>
          <text:p text:style-name="P7"><text:span text:style-name="T1">Tate-shiho-gatame</text:span> [<text:span text:style-name="T2">podélné čtyřbodové držení</text:span>] – Jezdecké držení</text:p>
        </text:list-item>
        <text:list-item>
          <text:p text:style-name="P7"><text:span text:style-name="T1">Kuzure-yoko-shiho-gatame</text:span> [<text:span text:style-name="T2">varianta bočního držení</text:span>] – Uvolněné držení ze strany</text:p>
        </text:list-item>
        <text:list-item>
          <text:p text:style-name="P7"><text:span text:style-name="T1">Ura-gatame</text:span> [<text:span text:style-name="T2">obrácené držení</text:span>] – Držení zezadu</text:p>
        </text:list-item>
        <text:list-item>
          <text:p text:style-name="P7"><text:span text:style-name="T1">Ushiro-kesa-gatame</text:span> [<text:span text:style-name="T2">obrácený šátek</text:span>] – Obrácené držení přes bok</text:p>
        </text:list-item>
      </text:list>
      <text:h text:style-name="Heading_20_2" text:outline-level="2"><text:bookmark-start text:name="shime-waza-škrcení"/>Shime-waza – škrcení<text:bookmark-end text:name="shime-waza-škrcení"/></text:h>
      <text:list xml:id="list1195248594" text:style-name="L7">
        <text:list-item>
          <text:p text:style-name="P8"><text:span text:style-name="T1">Nami-juji-jime</text:span> [<text:span text:style-name="T2">základní křížové</text:span>] – Křížové škrcení</text:p>
        </text:list-item>
        <text:list-item>
          <text:p text:style-name="P8"><text:span text:style-name="T1">Gyaku-juji-jime</text:span> [<text:span text:style-name="T2">obrácené křížové</text:span>] – Obrácené křížové škrcení</text:p>
        </text:list-item>
        <text:list-item>
          <text:p text:style-name="P8"><text:span text:style-name="T1">Kata-juji-jime</text:span> [<text:span text:style-name="T2">poloviční křížové</text:span>] – Jednostranné křížové</text:p>
        </text:list-item>
        <text:list-item>
          <text:p text:style-name="P8"><text:span text:style-name="T1">Hadaka-jime</text:span> [<text:span text:style-name="T2">holé škrcení</text:span>] – Škrcení bez kimona</text:p>
        </text:list-item>
        <text:list-item>
          <text:p text:style-name="P8"><text:span text:style-name="T1">Okuri-eri-jime</text:span> [<text:span text:style-name="T2">postupné límcové</text:span>] – Škrcení límcem zezadu</text:p>
        </text:list-item>
        <text:list-item>
          <text:p text:style-name="P8"><text:span text:style-name="T1">Kata-ha-jime</text:span> [<text:span text:style-name="T2">jednokřídlé</text:span>] – Škrcení jedním límcem</text:p>
        </text:list-item>
        <text:list-item>
          <text:p text:style-name="P8"><text:span text:style-name="T1">Kata-te-jime</text:span> [<text:span text:style-name="T2">jednoruční</text:span>] – Škrcení jednou rukou</text:p>
        </text:list-item>
        <text:list-item>
          <text:p text:style-name="P8"><text:span text:style-name="T1">Tsukkomi-jime</text:span> [<text:span text:style-name="T2">zatláčecí</text:span>] – Zatláčecí škrcení</text:p>
        </text:list-item>
        <text:list-item>
          <text:p text:style-name="P8"><text:span text:style-name="T1">Sode-guruma-jime</text:span> [<text:span text:style-name="T2">rukávové kolo</text:span>] – Ezekiel choke</text:p>
        </text:list-item>
        <text:list-item>
          <text:p text:style-name="P8"><text:span text:style-name="T1">Sankaku-jime</text:span> [<text:span text:style-name="T2">trojúhelníkové</text:span>] – Trojúhelník</text:p>
        </text:list-item>
        <text:list-item>
          <text:p text:style-name="P8"><text:span text:style-name="T1">Ryote-jime</text:span> [<text:span text:style-name="T2">obouruční</text:span>] – Obouruční škrcení</text:p>
        </text:list-item>
        <text:list-item>
          <text:p text:style-name="P8"><text:span text:style-name="T1">Jigoku-jime</text:span> [<text:span text:style-name="T2">pekelné</text:span>] – Pekelné škrcení</text:p>
        </text:list-item>
      </text:list>
      <text:h text:style-name="Heading_20_2" text:outline-level="2"><text:bookmark-start text:name="kansetsu-waza-páčení-kloubů"/>Kansetsu-waza – páčení kloubů<text:bookmark-end text:name="kansetsu-waza-páčení-kloubů"/></text:h>
      <text:list xml:id="list2398766406" text:style-name="L8">
        <text:list-item>
          <text:p text:style-name="P9"><text:span text:style-name="T1">Juji-gatame</text:span> [<text:span text:style-name="T2">křížová páka</text:span>] – Páka na loket</text:p>
        </text:list-item>
        <text:list-item>
          <text:p text:style-name="P9"><text:span text:style-name="T1">Ude-garami</text:span> [<text:span text:style-name="T2">propletená paže</text:span>] – Americana / Kimura</text:p>
        </text:list-item>
        <text:list-item>
          <text:p text:style-name="P9"><text:span text:style-name="T1">Ude-hishigi-juji-gatame</text:span> [<text:span text:style-name="T2">roztažená páka křížem</text:span>] – Páka na loket (varianta)</text:p>
        </text:list-item>
        <text:list-item>
          <text:p text:style-name="P9"><text:span text:style-name="T1">Ude-hishigi-ude-gatame</text:span> [<text:span text:style-name="T2">přímá páka na ruku</text:span>] – Přímá páka</text:p>
        </text:list-item>
        <text:list-item>
          <text:p text:style-name="P9"><text:span text:style-name="T1">Ude-hishigi-hiza-gatame</text:span> [<text:span text:style-name="T2">páka přes koleno</text:span>] – Páka přes koleno</text:p>
        </text:list-item>
        <text:list-item>
          <text:p text:style-name="P9"><text:span text:style-name="T1">Ude-hishigi-waki-gatame</text:span> [<text:span text:style-name="T2">páka přes podpaží</text:span>] – Páka přes podpaží</text:p>
        </text:list-item>
        <text:list-item>
          <text:p text:style-name="P9"><text:span text:style-name="T1">Ude-hishigi-te-gatame</text:span> [<text:span text:style-name="T2">páka rukou</text:span>] – Páka rukou</text:p>
        </text:list-item>
        <text:list-item>
          <text:p text:style-name="P9"><text:span text:style-name="T1">Ude-hishigi-ashi-gatame</text:span> [<text:span text:style-name="T2">páka nohou</text:span>] – Páka nohou</text:p>
        </text:list-item>
        <text:list-item>
          <text:p text:style-name="P9"><text:span text:style-name="T1">Ude-hishigi-sankaku-gatame</text:span> [<text:span text:style-name="T2">páka z trojúhelníku</text:span>] – Trojúhelníková páka</text:p>
        </text:list-item>
        <text:list-item>
          <text:p text:style-name="P9"><text:span text:style-name="T1">Hara-gatame</text:span> [<text:span text:style-name="T2">páka přes břicho</text:span>] – Břišní pák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font-size="8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51cm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style:contextual-spacing="false" style:page-number="auto" fo:background-color="transparent" style:shadow="none">
        <style:tab-stops/>
      </style:paragraph-properties>
      <style:text-properties fo:color="#2185c5" loext:opacity="100%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594da" loext:opacity="10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152cm" fo:margin-bottom="0cm" style:contextual-spacing="false" fo:line-height="100%" style:page-number="auto" fo:background-color="#fff6e5" fo:padding="0.102cm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102cm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51cm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203cm" fo:margin-bottom="0.254cm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int" style:family="paragraph" style:parent-style-name="Information">
      <style:paragraph-properties fo:padding="0.051cm" fo:border-left="2.01pt solid #51e289" fo:border-right="none" fo:border-top="none" fo:border-bottom="none"/>
      <style:text-properties fo:color="#21c561" loext:opacity="100%" style:font-size-asian="10.5pt"/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76cm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" style:family="graphic" style:parent-style-name="Graphics">
      <style:graphic-properties text:anchor-type="paragraph" fo:margin-top="0.508cm" fo:margin-bottom="0.127cm" style:wrap="non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40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099cm">
          <style:column style:rel-width="5224*" fo:start-indent="0cm" fo:end-indent="0.049cm"/>
          <style:column style:rel-width="5253*" fo:start-indent="0.049cm" fo:end-indent="0.049cm"/>
          <style:column style:rel-width="5227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dc:title/>
    <dc:description/>
    <dc:subject/>
    <meta:keyword/>
    <meta:initial-creator/>
    <meta:creation-date>2025-09-13T20:37:15Z</meta:creation-date>
    <dc:date>2025-09-13T22:46:49.567459189</dc:date>
    <meta:editing-duration>PT8M38S</meta:editing-duration>
    <meta:editing-cycles>2</meta:editing-cycles>
    <meta:document-statistic meta:table-count="0" meta:image-count="0" meta:object-count="0" meta:page-count="1" meta:paragraph-count="111" meta:word-count="747" meta:character-count="5694" meta:non-whitespace-character-count="5056"/>
  </office:meta>
</office:document-meta>
</file>